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="hatch" draw:fill-color="#729fcf" draw:fill-hatch-name="Black_20_45_20_Degrees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18cm" draw:marker-start-width="0.227cm" draw:marker-end-width="0.227cm" draw:fill="none" draw:fill-color="#729fcf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fill="none" draw:fill-color="#729fc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start="Small_20_Arrow" draw:marker-end="Small_20_Arrow" draw:fill="none" draw:fill-color="#729fcf" draw:textarea-vertical-align="middle"/>
    </style:style>
    <style:style style:name="gr7" style:family="graphic" style:parent-style-name="objectwithoutfill">
      <style:graphic-properties draw:marker-end="Small_20_Arrow" draw:fill="none" draw:fill-color="#729fcf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color="#729fcf" draw:fill-hatch-name="Black_20_45_20_Degrees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none" draw:fill-color="#ffffff"/>
      <style:text-properties style:font-name="Bitstream Charter"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Bitstream Charter" fo:font-size="10pt" style:font-size-asian="10pt" style:font-size-complex="10pt"/>
    </style:style>
    <style:style style:name="T1" style:family="text">
      <style:text-properties style:text-position="0% 100%" style:font-name="Bitstream Charter" fo:font-size="10pt" style:font-size-asian="10pt" style:font-size-complex="10pt"/>
    </style:style>
    <style:style style:name="T2" style:family="text">
      <style:text-properties style:text-position="33% 58%" style:font-name="Bitstream Charter" fo:font-size="10pt" style:font-size-asian="10pt" style:font-size-complex="10pt"/>
    </style:style>
    <style:style style:name="T3" style:family="text">
      <style:text-properties style:font-name="Bitstream Charter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line draw:style-name="gr1" draw:text-style-name="P1" draw:layer="layout" svg:width="4.099cm" svg:height="1.999cm" draw:transform="rotate (-1.5707963267949) translate (6cm 7.901cm)" svg:viewBox="0 0 4100 2000" draw:points="0,2000 4100,2000 4100,0 0,0">
          <text:p/>
        </draw:polyline>
        <draw:polyline draw:style-name="gr1" draw:text-style-name="P1" draw:layer="layout" svg:width="3.999cm" svg:height="1.999cm" draw:transform="rotate (1.5707963267949) translate (4cm 7.001cm)" svg:viewBox="0 0 4000 2000" draw:points="0,0 4000,0 4000,2000 0,2000">
          <text:p/>
        </draw:polyline>
        <draw:path draw:style-name="gr2" draw:text-style-name="P2" draw:layer="layout" svg:width="1.999cm" svg:height="2cm" svg:x="4cm" svg:y="1cm" svg:viewBox="0 0 2000 2001" svg:d="M0 2001c0-2000 1000-2000 1000-2000 0 0 1000-100 1000 2000z">
          <text:p/>
        </draw:path>
        <draw:path draw:style-name="gr3" draw:text-style-name="P3" draw:layer="layout" svg:width="1.32cm" svg:height="1.496cm" draw:transform="rotate (0.847008285992848) translate (4.0033567315831cm 7.93982597727214cm)" svg:viewBox="0 0 1321 1497" svg:d="M0 17c130-57 263 41 279 144 21 132 85 199 143 290 61 94 187 94 272 151 83 55 163 124 124 268-27 102 108 174 209 194 102 21 143 134 215 201l69 78-1 127 11 27">
          <text:p/>
        </draw:path>
        <draw:path draw:style-name="gr3" draw:text-style-name="P3" draw:layer="layout" svg:width="1.32cm" svg:height="1.496cm" draw:transform="rotate (0.847008285992848) translate (4.00335673158311cm 6.98982597727214cm)" svg:viewBox="0 0 1321 1497" svg:d="M0 17c130-57 263 41 279 144 21 132 85 199 143 290 61 94 187 94 272 151 83 55 163 124 124 268-27 102 108 174 209 194 102 21 143 134 215 201l69 78-1 127 11 27">
          <text:p/>
        </draw:path>
        <draw:line draw:style-name="gr4" draw:text-style-name="P3" draw:layer="layout" svg:x1="2cm" svg:y1="12cm" svg:x2="10cm" svg:y2="12cm">
          <text:p/>
        </draw:line>
        <draw:line draw:style-name="gr4" draw:text-style-name="P3" draw:layer="layout" svg:x1="2cm" svg:y1="10.5cm" svg:x2="8.2cm" svg:y2="10.5cm">
          <text:p/>
        </draw:line>
        <draw:line draw:style-name="gr4" draw:text-style-name="P3" draw:layer="layout" svg:x1="2cm" svg:y1="9cm" svg:x2="6cm" svg:y2="9cm">
          <text:p/>
        </draw:line>
        <draw:line draw:style-name="gr4" draw:text-style-name="P3" draw:layer="layout" svg:x1="2cm" svg:y1="1cm" svg:x2="10cm" svg:y2="1cm">
          <text:p/>
        </draw:line>
        <draw:line draw:style-name="gr4" draw:text-style-name="P3" draw:layer="layout" svg:x1="2cm" svg:y1="3cm" svg:x2="6cm" svg:y2="3cm">
          <text:p/>
        </draw:line>
        <draw:line draw:style-name="gr4" draw:text-style-name="P3" draw:layer="layout" svg:x1="2cm" svg:y1="4.5cm" svg:x2="6.8cm" svg:y2="4.5cm">
          <text:p/>
        </draw:line>
        <draw:line draw:style-name="gr4" draw:text-style-name="P3" draw:layer="layout" svg:x1="2cm" svg:y1="6cm" svg:x2="7.5cm" svg:y2="6cm">
          <text:p/>
        </draw:line>
        <draw:frame draw:style-name="gr5" draw:text-style-name="P4" draw:layer="layout" svg:width="2.839cm" svg:height="0.675cm" draw:transform="rotate (1.5707963267949) translate (6.025cm 4.225cm)">
          <draw:text-box>
            <text:p><text:span text:style-name="T1">n</text:span><text:span text:style-name="T2">я</text:span><text:span text:style-name="T1">-субракета</text:span></text:p>
          </draw:text-box>
        </draw:frame>
        <draw:line draw:style-name="gr6" draw:text-style-name="P3" draw:layer="layout" svg:x1="6.6cm" svg:y1="4.5cm" svg:x2="6.6cm" svg:y2="1cm">
          <text:p/>
        </draw:line>
        <draw:frame draw:style-name="gr5" draw:text-style-name="P4" draw:layer="layout" svg:width="3.131cm" svg:height="0.675cm" draw:transform="rotate (1.5707963267949) translate (6.725cm 4.9cm)">
          <draw:text-box>
            <text:p><text:span text:style-name="T3">n-1</text:span><text:span text:style-name="T2">я</text:span><text:span text:style-name="T3"> субракета</text:span></text:p>
          </draw:text-box>
        </draw:frame>
        <draw:line draw:style-name="gr6" draw:text-style-name="P3" draw:layer="layout" svg:x1="7.3cm" svg:y1="6cm" svg:x2="7.3cm" svg:y2="1cm">
          <text:p/>
        </draw:line>
        <draw:frame draw:style-name="gr5" draw:text-style-name="P4" draw:layer="layout" svg:width="2.822cm" svg:height="0.675cm" draw:transform="rotate (1.5707963267949) translate (7.425cm 7.122cm)">
          <draw:text-box>
            <text:p><text:span text:style-name="T3">2</text:span><text:span text:style-name="T2">я</text:span><text:span text:style-name="T3"> субракета</text:span></text:p>
          </draw:text-box>
        </draw:frame>
        <draw:line draw:style-name="gr6" draw:text-style-name="P3" draw:layer="layout" svg:x1="8cm" svg:y1="1cm" svg:x2="8cm" svg:y2="10.5cm">
          <text:p/>
        </draw:line>
        <draw:line draw:style-name="gr6" draw:text-style-name="P3" draw:layer="layout" svg:x1="9cm" svg:y1="12cm" svg:x2="9cm" svg:y2="1cm">
          <text:p/>
        </draw:line>
        <draw:frame draw:style-name="gr5" draw:text-style-name="P4" draw:layer="layout" svg:width="2.92cm" svg:height="0.675cm" draw:transform="rotate (1.5707963267949) translate (8.425cm 7.72cm)">
          <draw:text-box>
            <text:p><text:span text:style-name="T3">1</text:span><text:span text:style-name="T2">я</text:span><text:span text:style-name="T3"> <text:s/>субракета</text:span></text:p>
          </draw:text-box>
        </draw:frame>
        <draw:frame draw:style-name="gr5" draw:text-style-name="P4" draw:layer="layout" svg:width="2.403cm" svg:height="0.675cm" svg:x="1.4cm" svg:y="10.9cm">
          <draw:text-box>
            <text:p><text:span text:style-name="T3">1</text:span><text:span text:style-name="T2">я</text:span><text:span text:style-name="T3"> ступень</text:span></text:p>
          </draw:text-box>
        </draw:frame>
        <draw:line draw:style-name="gr7" draw:text-style-name="P3" draw:layer="layout" svg:x1="2.6cm" svg:y1="11cm" svg:x2="2.6cm" svg:y2="10.5cm">
          <text:p/>
        </draw:line>
        <draw:line draw:style-name="gr7" draw:text-style-name="P3" draw:layer="layout" svg:x1="2.6cm" svg:y1="11.5cm" svg:x2="2.6cm" svg:y2="12cm">
          <text:p/>
        </draw:line>
        <draw:line draw:style-name="gr7" draw:text-style-name="P3" draw:layer="layout" svg:x1="2.6cm" svg:y1="9.5cm" svg:x2="2.6cm" svg:y2="9cm">
          <text:p/>
        </draw:line>
        <draw:line draw:style-name="gr7" draw:text-style-name="P3" draw:layer="layout" svg:x1="2.6cm" svg:y1="10cm" svg:x2="2.6cm" svg:y2="10.5cm">
          <text:p/>
        </draw:line>
        <draw:line draw:style-name="gr7" draw:text-style-name="P3" draw:layer="layout" svg:x1="2.6cm" svg:y1="5cm" svg:x2="2.6cm" svg:y2="4.5cm">
          <text:p/>
        </draw:line>
        <draw:line draw:style-name="gr7" draw:text-style-name="P3" draw:layer="layout" svg:x1="2.6cm" svg:y1="5.5cm" svg:x2="2.6cm" svg:y2="6cm">
          <text:p/>
        </draw:line>
        <draw:line draw:style-name="gr7" draw:text-style-name="P3" draw:layer="layout" svg:x1="2.6cm" svg:y1="3.5cm" svg:x2="2.6cm" svg:y2="3cm">
          <text:p/>
        </draw:line>
        <draw:line draw:style-name="gr7" draw:text-style-name="P3" draw:layer="layout" svg:x1="2.6cm" svg:y1="4cm" svg:x2="2.6cm" svg:y2="4.5cm">
          <text:p/>
        </draw:line>
        <draw:frame draw:style-name="gr5" draw:text-style-name="P4" draw:layer="layout" svg:width="2.403cm" svg:height="0.675cm" svg:x="1.4cm" svg:y="9.4cm">
          <draw:text-box>
            <text:p><text:span text:style-name="T1">2</text:span><text:span text:style-name="T2">я</text:span><text:span text:style-name="T3"> ступень</text:span></text:p>
          </draw:text-box>
        </draw:frame>
        <draw:frame draw:style-name="gr5" draw:text-style-name="P4" draw:layer="layout" svg:width="2.712cm" svg:height="0.675cm" svg:x="1.397cm" svg:y="4.9cm">
          <draw:text-box>
            <text:p><text:span text:style-name="T1">n-1</text:span><text:span text:style-name="T2">я</text:span><text:span text:style-name="T3"> ступень</text:span></text:p>
          </draw:text-box>
        </draw:frame>
        <draw:frame draw:style-name="gr5" draw:text-style-name="P4" draw:layer="layout" svg:width="2.407cm" svg:height="0.675cm" svg:x="1.4cm" svg:y="3.4cm">
          <draw:text-box>
            <text:p><text:span text:style-name="T1">n</text:span><text:span text:style-name="T2">я</text:span><text:span text:style-name="T3"> ступень</text:span></text:p>
          </draw:text-box>
        </draw:frame>
        <draw:line draw:style-name="gr7" draw:text-style-name="P3" draw:layer="layout" svg:x1="2.6cm" svg:y1="1.5cm" svg:x2="2.6cm" svg:y2="1cm">
          <text:p/>
        </draw:line>
        <draw:line draw:style-name="gr7" draw:text-style-name="P3" draw:layer="layout" svg:x1="2.6cm" svg:y1="2.4cm" svg:x2="2.6cm" svg:y2="3cm">
          <text:p/>
        </draw:line>
        <draw:frame draw:style-name="gr5" draw:text-style-name="P6" draw:layer="layout" svg:width="2.344cm" svg:height="1.099cm" svg:x="1.456cm" svg:y="1.4cm">
          <draw:text-box>
            <text:p text:style-name="P5"><text:span text:style-name="T3">Полезный</text:span></text:p>
            <text:p text:style-name="P5"><text:span text:style-name="T3">груз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7T13:33:17.552646752</meta:creation-date>
    <dc:date>2017-06-17T14:06:00.005402798</dc:date>
    <meta:editing-duration>PT22M20S</meta:editing-duration>
    <meta:editing-cycles>5</meta:editing-cycles>
    <meta:generator>LibreOffice/5.1.6.2$Linux_X86_64 LibreOffice_project/10m0$Build-2</meta:generator>
    <meta:document-statistic meta:object-count="35"/>
  </office:meta>
</office:document-meta>
</file>